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monospace" svg:font-family="monospace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2" style:family="paragraph" style:parent-style-name="Text_20_body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3" style:family="paragraph" style:parent-style-name="Text_20_body">
      <style:paragraph-properties fo:margin-top="0.423cm" fo:margin-bottom="0.212cm" fo:text-align="justify" style:justify-single-word="false"/>
    </style:style>
    <style:style style:name="P4" style:family="paragraph" style:parent-style-name="Text_20_body">
      <style:paragraph-properties fo:margin-top="0.423cm" fo:margin-bottom="0.212cm" fo:text-align="justify" style:justify-single-word="false"/>
      <style:text-properties fo:font-size="10pt" fo:language="es" fo:country="ES" style:font-size-asian="10pt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fo:language="es" fo:country="E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top="0cm" fo:margin-bottom="0cm" fo:text-align="justify" style:justify-single-word="false"/>
    </style:style>
    <style:style style:name="P12" style:family="paragraph" style:parent-style-name="Standard" style:list-style-name="L5">
      <style:paragraph-properties fo:margin-top="0cm" fo:margin-bottom="0cm" fo:text-align="justify" style:justify-single-word="false"/>
    </style:style>
    <style:style style:name="P13" style:family="paragraph" style:parent-style-name="Standard" style:list-style-name="L6">
      <style:paragraph-properties fo:margin-top="0cm" fo:margin-bottom="0cm" fo:text-align="justify" style:justify-single-word="false"/>
    </style:style>
    <style:style style:name="P14" style:family="paragraph" style:parent-style-name="Standard" style:list-style-name="L7">
      <style:paragraph-properties fo:margin-top="0cm" fo:margin-bottom="0cm" fo:text-align="justify" style:justify-single-word="false"/>
    </style:style>
    <style:style style:name="P15" style:family="paragraph" style:parent-style-name="Standard" style:list-style-name="L8">
      <style:paragraph-properties fo:margin-top="0cm" fo:margin-bottom="0cm" fo:text-align="justify" style:justify-single-word="false"/>
    </style:style>
    <style:style style:name="P16" style:family="paragraph" style:parent-style-name="Standard">
      <style:paragraph-properties fo:margin-top="0cm" fo:margin-bottom="0cm" fo:text-align="justify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cm" fo:margin-bottom="0cm" fo:text-align="justify" style:justify-single-word="false" fo:break-before="page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20" style:family="paragraph" style:parent-style-name="Text_20_body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21" style:family="paragraph" style:parent-style-name="Text_20_body">
      <style:paragraph-properties fo:margin-top="0cm" fo:margin-bottom="0cm" fo:text-align="justify" style:justify-single-word="false"/>
    </style:style>
    <style:style style:name="P22" style:family="paragraph" style:parent-style-name="Text_20_body">
      <style:paragraph-properties fo:margin-top="0.423cm" fo:margin-bottom="0.212cm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language="es" fo:country="ES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12pt" fo:language="es" fo:country="ES" style:font-size-asian="12pt" style:font-size-complex="12pt"/>
    </style:style>
    <style:style style:name="T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language="es" fo:country="ES" style:font-size-asian="10pt" style:font-size-complex="10pt"/>
    </style:style>
    <style:style style:name="T8" style:family="text">
      <style:text-properties fo:font-size="10pt" fo:language="es" fo:country="E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font-size="10pt" fo:language="es" fo:country="ES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font-size="10pt" fo:language="es" fo:country="E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serif" fo:font-size="10pt" fo:language="es" fo:country="ES" style:font-size-asian="10pt" style:font-size-complex="10pt"/>
    </style:style>
    <style:style style:name="T14" style:family="text">
      <style:text-properties style:font-name="monospace"/>
    </style:style>
    <style:style style:name="T15" style:family="text">
      <style:text-properties style:font-name="monospace" fo:font-size="10pt" style:font-size-asian="10pt" style:font-size-complex="10pt"/>
    </style:style>
    <style:style style:name="T16" style:family="text">
      <style:text-properties style:font-name="monospace" fo:font-size="11.25pt"/>
    </style:style>
    <style:style style:name="T17" style:family="text">
      <style:text-properties style:font-name="Times New Roman" fo:font-size="10pt" style:font-size-asian="10pt" style:font-size-complex="10pt"/>
    </style:style>
    <style:style style:name="T18" style:family="text">
      <style:text-properties style:font-name="Times New Roman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style:font-name="Times New Roman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style:font-name="Times New Roman" fo:font-size="10pt" fo:font-weight="bold" style:font-size-asian="10pt" style:font-weight-asian="bold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383cm" text:min-label-width="0.499cm"/>
      </text:list-level-style-number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En la actualidad, es habitual encontrar en una organización diferentes aplicaciones web, cada una con sus propios usuarios y contraseñas utilizados por los miembros de la organización. </text:p>
      <text:p text:style-name="P2"><text:tab/>Estos usuarios deben autenticarse cada vez en cada una de estas aplicaciones, siendo, desde un punto de vista lógico, <text:s/>el el mismo usuario de la organización el que está accediendo a cualquiera de las aplicaciones. Esto conlleva muchos problemas, como pérdida u olvido de la contraseña, problemas de seguridad y el aumento de costos de mantenimiento en la organización. </text:p>
      <text:p text:style-name="P2"><text:tab/>Single Sign On (o SSO) es una solución a este problema.</text:p>
      <text:p text:style-name="P1"><text:span text:style-name="T4"><text:tab/></text:span>Un sistema Single Sign-On (SSO) e<text:span text:style-name="T1">s </text:span>una arquitectura de sistemas que le permite al usuario acceder a diferentes aplicaciones con una sola validación de acceso.</text:p>
      <text:p text:style-name="P1"><text:span text:style-name="T1"><text:tab/>T</text:span>iene una doble utilidad:</text:p>
      <text:p text:style-name="P21"><text:span text:style-name="T6"><text:tab/><text:tab/>a) Para los </text:span><text:span text:style-name="Strong_20_Emphasis"><text:span text:style-name="T6">usuarios</text:span></text:span><text:span text:style-name="T6"> supone la comodidad de identificarse una sola vez y mantener la sesión válida <text:tab/><text:tab/>para el resto de aplicaciones que hacen uso del SSO. </text:span></text:p>
      <text:p text:style-name="P21"><text:span text:style-name="T6"><text:tab/><text:tab/>b) Para los </text:span><text:span text:style-name="Strong_20_Emphasis"><text:span text:style-name="T6">desarrolladores</text:span></text:span><text:span text:style-name="T6"> y </text:span><text:span text:style-name="Strong_20_Emphasis"><text:span text:style-name="T6">administradores</text:span></text:span><text:span text:style-name="T6"> de aplicaciones es una manera de simplificar <text:tab/><text:tab/><text:tab/>enormemente la lógica de sus aplicaciones, al poder delegar completamente la tarea de autenticar a los <text:tab/><text:tab/>usuarios a un sistema independiente de las mismas.Al integrar una nueva aplicación en el SSO no hay <text:tab/><text:tab/>que preocuparse <text:tab/>de conocer el protocolo LDAP, de configurar el servidor web para aceptar los <text:tab/><text:tab/><text:tab/>certificados de la FNMT o de añadir soporte para DNI-e a la aplicación ya que el SSO se encarga de <text:tab/><text:tab/>todo.</text:span></text:p>
      <text:p text:style-name="P5"/>
      <text:p text:style-name="P6"><text:tab/>Hay diferentes formas de implementar un SSO, dependiendo del entorno en el que se requiera. </text:p>
      <text:p text:style-name="P6"/>
      <text:p text:style-name="P6"><text:tab/>Un escenario en el que puede ser necesario el uso del SSO es el <text:span text:style-name="T2">Enterprise single sign-on </text:span><text:span text:style-name="T3">que p</text:span>ermite conectarse a varias aplicaciones de la red que utilizan un mecanismo de autenticación común.<text:span text:style-name="T1"> El SSO permite al usuario acceder a las aplicaciones que estén configuradas en su equipo, de forma que cuando el SSO detecta que el usuario va a acceder a una de las aplicaciones que tiene configurada, realiza el login automáticamente por el usuario, sin que éste tenga que introducir sus credenciales.</text:span></text:p>
      <text:p text:style-name="P7"/>
      <text:p text:style-name="P5"><text:span text:style-name="T7"><text:tab/>El <text:s/></text:span><text:span text:style-name="T8">Web Single Sign-on</text:span><text:span text:style-name="T7"> (</text:span><text:span text:style-name="T8">Web SSO</text:span><text:span text:style-name="T7">)tiene mucha más ventajas que el </text:span><text:span text:style-name="T8">E</text:span><text:span text:style-name="T9">nterprise single sign-on. </text:span><text:span text:style-name="T10"><text:s/>Entre ellas cabe destacar que las aplicaciones que se integran no necesitan implementar su propio sistema de acceso ya que el <text:s/></text:span><text:span text:style-name="T9">Web SSO s</text:span><text:span text:style-name="T10">e lo proporciona.</text:span></text:p>
      <text:p text:style-name="P8"/>
      <text:p text:style-name="P5"><text:span text:style-name="T10"><text:tab/>A continuación, nos centraremos en el <text:s/></text:span><text:span text:style-name="T9">Web SSO </text:span><text:span text:style-name="T10">que es la solución que nosotros utilizamos.</text:span></text:p>
      <text:p text:style-name="P6"><text:span text:style-name="T3"/></text:p>
      <text:p text:style-name="P6"><text:span text:style-name="T3"><text:tab/>El </text:span><text:span text:style-name="T1">Web SSO trabaja sólo con aplicaciones y recursos accedidos vía web. Los usuarios no autenticados que tratan de acceder a un recurso, son redirigidos a un servidor de autenticación y regresan solo después de haber logrado un acceso exitoso. <text:tab/></text:span></text:p>
      <text:p text:style-name="P22"><text:span text:style-name="T4"><text:tab/></text:span><text:span text:style-name="T7">Nuestro Web SSO utiliza diferentes tecnologías. Entre ellas caben destacar dos:</text:span></text:p>
      <text:list xml:id="list4548714567809515720" text:style-name="L7">
        <text:list-item>
          <text:p text:style-name="P14"><text:span text:style-name="T11">SAML</text:span><text:span text:style-name="T6">: </text:span></text:p>
        </text:list-item>
      </text:list>
      <text:list xml:id="list2501579923918198292" text:style-name="L5">
        <text:list-header>
          <text:p text:style-name="P12"><text:span text:style-name="T6"/></text:p>
        </text:list-header>
      </text:list>
      <text:p text:style-name="P11"><text:span text:style-name="T13"><text:tab/><text:tab/>Es un entorno basado en XML </text:span><text:span text:style-name="T6">para servicios Web que permite el intercambio de información de <text:tab/><text:tab/><text:tab/>autorización y autenticación entre diferentes sitios Web. </text:span></text:p>
      <text:p text:style-name="P11"><text:span text:style-name="T6"><text:tab/><text:tab/>Hay muchas aplicaciones en el mercado que incluyen plugin de SAML para su uso, como por ejemplo <text:tab/><text:tab/>Moodle y SAP.</text:span></text:p>
      <text:p text:style-name="P11"><text:span text:style-name="T6"><text:tab/><text:tab/>Una funcionalidad muy importante que aporta Web SSO es la federación de identidades que consiste <text:tab/><text:tab/>en un grupo de entidades que permiten transmitir información entre ellos de identidad de un usuario <text:tab/><text:tab/>de manera segura, facilitando la autenticación y autorización entre diferentes dominios. </text:span></text:p>
      <text:p text:style-name="P11"><text:span text:style-name="T6"><text:tab/><text:tab/>En una federación de identidades se establece un </text:span><text:span text:style-name="Strong_20_Emphasis"><text:span text:style-name="T12">círculo de confianza</text:span></text:span><text:span text:style-name="T12"> </text:span><text:span text:style-name="T6">que permite que un usuario <text:tab/><text:tab/>autenticado en un organismo de la federación acceda a recursos de otro organismo de la misma <text:tab/><text:tab/><text:tab/>federación. </text:span><text:span text:style-name="T17">La confianza entre varios organismo federados, se puede comunicar, por ejemplo, a través <text:tab/><text:tab/>de diferentes tecnologías como SAML. </text:span></text:p>
      <text:p text:style-name="P17"><text:span text:style-name="T17"/></text:p>
      <text:p text:style-name="P11"><text:span text:style-name="T17"><text:tab/></text:span></text:p>
      <text:list xml:id="list6864690129659329708" text:style-name="L8">
        <text:list-item>
          <text:p text:style-name="P15"><text:span text:style-name="T18">OpenAM:</text:span><text:span text:style-name="T20"> </text:span></text:p>
        </text:list-item>
      </text:list>
      <text:list xml:id="list7014038861771547495" text:style-name="L6">
        <text:list-header>
          <text:p text:style-name="P13"><text:span text:style-name="T18"/></text:p>
        </text:list-header>
      </text:list>
      <text:p text:style-name="P18"><text:span text:style-name="T6"><text:tab/><text:tab/>P</text:span><text:span text:style-name="T7">ara la elección de un sistema de gestión de identidades Open Source se utilizó la metodología QSOS <text:tab/><text:tab/>(Qualification and Selection Open Source software ). Gracias a esta metodología, se pudo trazar y <text:tab/><text:tab/>argumentar, <text:s/>de una manera objetiva, <text:s/>la selección, <text:s/>de entre varios proyectos de Software Libre, del <text:tab/><text:tab/>sistema que más convenía para el Web SSO.</text:span></text:p>
      <text:p text:style-name="P18"><text:span text:style-name="T7"><text:tab/><text:tab/>Finalmente, el sistema de gestión de identidades Open Source elegido fue </text:span><text:span text:style-name="T8">OpenAM</text:span><text:span text:style-name="T7"> .<text:tab/><text:tab/><text:tab/><text:tab/>OpenAM es un sistema de gestión de identidades (IdP) y de control de los accesos Open Source. <text:tab/><text:tab/><text:tab/>OpenAM ofrece una solución centralizada que permite gestionar la autentificación de los usuarios y <text:tab/><text:tab/>de los servicios, ofrecer una solución SSO entre aplicaciones, dentro de un mismo software y de una <text:tab/><text:tab/>misma interfaz a través de las API y de módulos sólidos y compatibles. El beneficio es inmediato, la <text:tab/><text:tab/>integración de las aplicaciones es más rápida, se autentifica de forma directa la procedencia de los <text:tab/><text:tab/>usuarios, por lo que ya no necesitan recordar un gran número contraseñas. Por consiguiente, los costes <text:tab/><text:tab/>de migración, sincronización e interfaz entre aplicaciones se reducen de forma considerable. </text:span></text:p>
      <text:p text:style-name="P3"><text:span text:style-name="T4"><text:tab/></text:span><text:span text:style-name="T7">En la actualidad nuestro Web SSO está desplegado en alta disponibilidad con aplicaciones integradas en producción, o a punto de ser integradas, tales como AGATA, Catálogo de Platina, Infocor, Consigna, Correo Corporativo, Reserva de Salas de la Consejería de Justicia, Red Profesional, Administración de Directorio y SAP Portal.</text:span></text:p>
      <text:p text:style-name="P4"><text:tab/>Como ya se ha comentado anteriormente, la integración de las aplicaciones al Web SSO es fácil, poco costosa y está procedimentada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monospace" svg:font-family="monospace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DRA </meta:initial-creator>
    <meta:creation-date>2014-12-26T10:45:25.05</meta:creation-date>
    <dc:date>2015-01-20T13:47:24.71</dc:date>
    <dc:creator>INDRA </dc:creator>
    <meta:editing-duration>P4DT4H16M36S</meta:editing-duration>
    <meta:editing-cycles>8</meta:editing-cycles>
    <meta:generator>OpenOffice/4.0.1$Win32 OpenOffice.org_project/401m5$Build-9714</meta:generator>
    <meta:document-statistic meta:table-count="0" meta:image-count="0" meta:object-count="0" meta:page-count="2" meta:paragraph-count="24" meta:word-count="828" meta:character-count="5228"/>
  </office:meta>
</office:document-meta>
</file>